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11">
      <style:table-cell-properties fo:background-color="#ffff00"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1"/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List1" table:style-name="ta1">
        <table:table-column table:style-name="co1" table:default-cell-style-name="ce3"/>
        <table:table-column table:style-name="co1" table:number-columns-repeated="6" table:default-cell-style-name="ce7"/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CENARIO NAM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5.748">
            <text:p>5,748</text:p>
          </table:table-cell>
          <table:table-cell office:value-type="float" office:value="10.766">
            <text:p>10,766</text:p>
          </table:table-cell>
          <table:table-cell office:value-type="float" office:value="21.947">
            <text:p>21,947</text:p>
          </table:table-cell>
          <table:table-cell office:value-type="float" office:value="89.706">
            <text:p>89,706</text:p>
          </table:table-cell>
          <table:table-cell office:value-type="float" office:value="195.212">
            <text:p>195,212</text:p>
          </table:table-cell>
          <table:table-cell office:value-type="float" office:value="459.755">
            <text:p>459,755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8.658">
            <text:p>8,658</text:p>
          </table:table-cell>
          <table:table-cell office:value-type="float" office:value="17.774">
            <text:p>17,774</text:p>
          </table:table-cell>
          <table:table-cell office:value-type="float" office:value="38.541">
            <text:p>38,541</text:p>
          </table:table-cell>
          <table:table-cell office:value-type="float" office:value="59.873">
            <text:p>59,873</text:p>
          </table:table-cell>
          <table:table-cell office:value-type="float" office:value="113.844">
            <text:p>113,844</text:p>
          </table:table-cell>
          <table:table-cell office:value-type="float" office:value="365.123">
            <text:p>365,123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7.443">
            <text:p>7,443</text:p>
          </table:table-cell>
          <table:table-cell office:value-type="float" office:value="13.895">
            <text:p>13,895</text:p>
          </table:table-cell>
          <table:table-cell office:value-type="float" office:value="28.396">
            <text:p>28,396</text:p>
          </table:table-cell>
          <table:table-cell office:value-type="float" office:value="127.387">
            <text:p>127,387</text:p>
          </table:table-cell>
          <table:table-cell office:value-type="float" office:value="326.437">
            <text:p>326,437</text:p>
          </table:table-cell>
          <table:table-cell office:value-type="float" office:value="178.727">
            <text:p>178,727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2.989">
            <text:p>22,989</text:p>
          </table:table-cell>
          <table:table-cell office:value-type="float" office:value="44.505">
            <text:p>44,505</text:p>
          </table:table-cell>
          <table:table-cell office:value-type="float" office:value="88.529">
            <text:p>88,529</text:p>
          </table:table-cell>
          <table:table-cell office:value-type="float" office:value="146.476">
            <text:p>146,476</text:p>
          </table:table-cell>
          <table:table-cell office:value-type="float" office:value="143.044">
            <text:p>143,044</text:p>
          </table:table-cell>
          <table:table-cell office:value-type="float" office:value="284.455">
            <text:p>284,455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25.544">
            <text:p>25,544</text:p>
          </table:table-cell>
          <table:table-cell office:value-type="float" office:value="43.939">
            <text:p>43,939</text:p>
          </table:table-cell>
          <table:table-cell office:value-type="float" office:value="88.522">
            <text:p>88,522</text:p>
          </table:table-cell>
          <table:table-cell office:value-type="float" office:value="170.935">
            <text:p>170,935</text:p>
          </table:table-cell>
          <table:table-cell office:value-type="float" office:value="339.183">
            <text:p>339,183</text:p>
          </table:table-cell>
          <table:table-cell office:value-type="float" office:value="134.354">
            <text:p>134,354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24.109">
            <text:p>24,109</text:p>
          </table:table-cell>
          <table:table-cell office:value-type="float" office:value="45.358">
            <text:p>45,358</text:p>
          </table:table-cell>
          <table:table-cell office:value-type="float" office:value="92.396">
            <text:p>92,396</text:p>
          </table:table-cell>
          <table:table-cell office:value-type="float" office:value="194.282">
            <text:p>194,282</text:p>
          </table:table-cell>
          <table:table-cell office:value-type="float" office:value="351.978">
            <text:p>351,978</text:p>
          </table:table-cell>
          <table:table-cell office:value-type="float" office:value="498.25">
            <text:p>498,25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3:.B8])" office:value-type="float" office:value="94.491">
            <text:p>94,491</text:p>
          </table:table-cell>
          <table:table-cell table:style-name="ce8" table:formula="of:=SUM([.C3:.C8])" office:value-type="float" office:value="176.237">
            <text:p>176,237</text:p>
          </table:table-cell>
          <table:table-cell table:style-name="ce8" table:formula="of:=SUM([.D3:.D8])" office:value-type="float" office:value="358.331">
            <text:p>358,331</text:p>
          </table:table-cell>
          <table:table-cell table:style-name="ce8" table:formula="of:=SUM([.E3:.E8])" office:value-type="float" office:value="788.659">
            <text:p>788,659</text:p>
          </table:table-cell>
          <table:table-cell table:style-name="ce8" table:formula="of:=SUM([.F3:.F8])" office:value-type="float" office:value="1469.698">
            <text:p>1469,698</text:p>
          </table:table-cell>
          <table:table-cell table:style-name="ce8" table:formula="of:=SUM([.G3:.G8])" office:value-type="float" office:value="1920.664">
            <text:p>1920,664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2]" office:value-type="float" office:value="100">
            <text:p>100</text:p>
          </table:table-cell>
          <table:table-cell table:style-name="ce8" table:formula="of:=100*[.C2]" office:value-type="float" office:value="200">
            <text:p>200</text:p>
          </table:table-cell>
          <table:table-cell table:style-name="ce8" table:formula="of:=100*[.D2]" office:value-type="float" office:value="400">
            <text:p>400</text:p>
          </table:table-cell>
          <table:table-cell table:style-name="ce8" table:formula="of:=100*[.E2]" office:value-type="float" office:value="800">
            <text:p>800</text:p>
          </table:table-cell>
          <table:table-cell table:style-name="ce8" table:formula="of:=100*[.F2]" office:value-type="float" office:value="1600">
            <text:p>1600</text:p>
          </table:table-cell>
          <table:table-cell table:style-name="ce8" table:formula="of:=100*[.G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11]/[.B10]" office:value-type="float" office:value="1.05830184885333">
            <text:p>1,058</text:p>
          </table:table-cell>
          <table:table-cell table:style-name="ce9" table:formula="of:=[.C11]/[.C10]" office:value-type="float" office:value="1.13483547722669">
            <text:p>1,135</text:p>
          </table:table-cell>
          <table:table-cell table:style-name="ce9" table:formula="of:=[.D11]/[.D10]" office:value-type="float" office:value="1.11628633860872">
            <text:p>1,116</text:p>
          </table:table-cell>
          <table:table-cell table:style-name="ce9" table:formula="of:=[.E11]/[.E10]" office:value-type="float" office:value="1.01438010597736">
            <text:p>1,014</text:p>
          </table:table-cell>
          <table:table-cell table:style-name="ce9" table:formula="of:=[.F11]/[.F10]" office:value-type="float" office:value="1.08865903063078">
            <text:p>1,089</text:p>
          </table:table-cell>
          <table:table-cell table:style-name="ce9" table:formula="of:=[.G11]/[.G10]" office:value-type="float" office:value="1.66609047704336">
            <text:p>1,666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12:.G12])/6" office:value-type="float" office:value="1.17975887972337">
            <text:p>1,180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CENARIO NAM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6.891">
            <text:p>6,891</text:p>
          </table:table-cell>
          <table:table-cell office:value-type="float" office:value="7.617">
            <text:p>7,617</text:p>
          </table:table-cell>
          <table:table-cell office:value-type="float" office:value="8.31">
            <text:p>8,310</text:p>
          </table:table-cell>
          <table:table-cell office:value-type="float" office:value="13.406">
            <text:p>13,406</text:p>
          </table:table-cell>
          <table:table-cell office:value-type="float" office:value="25.901">
            <text:p>25,901</text:p>
          </table:table-cell>
          <table:table-cell office:value-type="float" office:value="52.092">
            <text:p>52,092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7.051">
            <text:p>7,051</text:p>
          </table:table-cell>
          <table:table-cell office:value-type="float" office:value="7.473">
            <text:p>7,473</text:p>
          </table:table-cell>
          <table:table-cell office:value-type="float" office:value="8.251">
            <text:p>8,251</text:p>
          </table:table-cell>
          <table:table-cell office:value-type="float" office:value="13.385">
            <text:p>13,385</text:p>
          </table:table-cell>
          <table:table-cell office:value-type="float" office:value="25.804">
            <text:p>25,804</text:p>
          </table:table-cell>
          <table:table-cell office:value-type="float" office:value="51.974">
            <text:p>51,974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6.801">
            <text:p>6,801</text:p>
          </table:table-cell>
          <table:table-cell office:value-type="float" office:value="7.665">
            <text:p>7,665</text:p>
          </table:table-cell>
          <table:table-cell office:value-type="float" office:value="8.066">
            <text:p>8,066</text:p>
          </table:table-cell>
          <table:table-cell office:value-type="float" office:value="13.532">
            <text:p>13,532</text:p>
          </table:table-cell>
          <table:table-cell office:value-type="float" office:value="25.883">
            <text:p>25,883</text:p>
          </table:table-cell>
          <table:table-cell office:value-type="float" office:value="52.057">
            <text:p>52,057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6.809">
            <text:p>6,809</text:p>
          </table:table-cell>
          <table:table-cell office:value-type="float" office:value="7.598">
            <text:p>7,598</text:p>
          </table:table-cell>
          <table:table-cell office:value-type="float" office:value="8.096">
            <text:p>8,096</text:p>
          </table:table-cell>
          <table:table-cell office:value-type="float" office:value="13.315">
            <text:p>13,315</text:p>
          </table:table-cell>
          <table:table-cell office:value-type="float" office:value="25.951">
            <text:p>25,951</text:p>
          </table:table-cell>
          <table:table-cell office:value-type="float" office:value="52.187">
            <text:p>52,187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7.028">
            <text:p>7,028</text:p>
          </table:table-cell>
          <table:table-cell office:value-type="float" office:value="7.723">
            <text:p>7,723</text:p>
          </table:table-cell>
          <table:table-cell office:value-type="float" office:value="8.347">
            <text:p>8,347</text:p>
          </table:table-cell>
          <table:table-cell office:value-type="float" office:value="13.428">
            <text:p>13,428</text:p>
          </table:table-cell>
          <table:table-cell office:value-type="float" office:value="25.801">
            <text:p>25,801</text:p>
          </table:table-cell>
          <table:table-cell office:value-type="float" office:value="52.178">
            <text:p>52,17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6.814">
            <text:p>6,814</text:p>
          </table:table-cell>
          <table:table-cell office:value-type="float" office:value="7.598">
            <text:p>7,598</text:p>
          </table:table-cell>
          <table:table-cell office:value-type="float" office:value="8.37">
            <text:p>8,370</text:p>
          </table:table-cell>
          <table:table-cell office:value-type="float" office:value="13.451">
            <text:p>13,451</text:p>
          </table:table-cell>
          <table:table-cell office:value-type="float" office:value="25.837">
            <text:p>25,837</text:p>
          </table:table-cell>
          <table:table-cell office:value-type="float" office:value="52.003">
            <text:p>52,003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17:.B22])" office:value-type="float" office:value="41.394">
            <text:p>41,394</text:p>
          </table:table-cell>
          <table:table-cell table:style-name="ce8" table:formula="of:=SUM([.C17:.C22])" office:value-type="float" office:value="45.674">
            <text:p>45,674</text:p>
          </table:table-cell>
          <table:table-cell table:style-name="ce8" table:formula="of:=SUM([.D17:.D22])" office:value-type="float" office:value="49.44">
            <text:p>49,44</text:p>
          </table:table-cell>
          <table:table-cell table:style-name="ce8" table:formula="of:=SUM([.E17:.E22])" office:value-type="float" office:value="80.517">
            <text:p>80,517</text:p>
          </table:table-cell>
          <table:table-cell table:style-name="ce8" table:formula="of:=SUM([.F17:.F22])" office:value-type="float" office:value="155.177">
            <text:p>155,177</text:p>
          </table:table-cell>
          <table:table-cell table:style-name="ce8" table:formula="of:=SUM([.G17:.G22])" office:value-type="float" office:value="312.491">
            <text:p>312,491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16]" office:value-type="float" office:value="100">
            <text:p>100</text:p>
          </table:table-cell>
          <table:table-cell table:style-name="ce8" table:formula="of:=100*[.C16]" office:value-type="float" office:value="200">
            <text:p>200</text:p>
          </table:table-cell>
          <table:table-cell table:style-name="ce8" table:formula="of:=100*[.D16]" office:value-type="float" office:value="400">
            <text:p>400</text:p>
          </table:table-cell>
          <table:table-cell table:style-name="ce8" table:formula="of:=100*[.E16]" office:value-type="float" office:value="800">
            <text:p>800</text:p>
          </table:table-cell>
          <table:table-cell table:style-name="ce8" table:formula="of:=100*[.F16]" office:value-type="float" office:value="1600">
            <text:p>1600</text:p>
          </table:table-cell>
          <table:table-cell table:style-name="ce8" table:formula="of:=100*[.G16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25]/[.B24]" office:value-type="float" office:value="2.41580905445234">
            <text:p>2,416</text:p>
          </table:table-cell>
          <table:table-cell table:style-name="ce9" table:formula="of:=[.C25]/[.C24]" office:value-type="float" office:value="4.37885886937864">
            <text:p>4,379</text:p>
          </table:table-cell>
          <table:table-cell table:style-name="ce9" table:formula="of:=[.D25]/[.D24]" office:value-type="float" office:value="8.09061488673139">
            <text:p>8,091</text:p>
          </table:table-cell>
          <table:table-cell table:style-name="ce9" table:formula="of:=[.E25]/[.E24]" office:value-type="float" office:value="9.9357899574003">
            <text:p>9,936</text:p>
          </table:table-cell>
          <table:table-cell table:style-name="ce9" table:formula="of:=[.F25]/[.F24]" office:value-type="float" office:value="10.3108063695006">
            <text:p>10,311</text:p>
          </table:table-cell>
          <table:table-cell table:style-name="ce9" table:formula="of:=[.G25]/[.G24]" office:value-type="float" office:value="10.2402949204937">
            <text:p>10,240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26:.G26])/6" office:value-type="float" office:value="7.5620290096595">
            <text:p>7,562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GROUP OWNER NAM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16.022">
            <text:p>16,022</text:p>
          </table:table-cell>
          <table:table-cell office:value-type="float" office:value="29.581">
            <text:p>29,581</text:p>
          </table:table-cell>
          <table:table-cell office:value-type="float" office:value="21.771">
            <text:p>21,771</text:p>
          </table:table-cell>
          <table:table-cell office:value-type="float" office:value="32.395">
            <text:p>32,395</text:p>
          </table:table-cell>
          <table:table-cell office:value-type="float" office:value="152.498">
            <text:p>152,498</text:p>
          </table:table-cell>
          <table:table-cell office:value-type="float" office:value="77.996">
            <text:p>77,996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20.368">
            <text:p>20,368</text:p>
          </table:table-cell>
          <table:table-cell office:value-type="float" office:value="38.752">
            <text:p>38,752</text:p>
          </table:table-cell>
          <table:table-cell office:value-type="float" office:value="79.925">
            <text:p>79,925</text:p>
          </table:table-cell>
          <table:table-cell office:value-type="float" office:value="160.823">
            <text:p>160,823</text:p>
          </table:table-cell>
          <table:table-cell office:value-type="float" office:value="152.004">
            <text:p>152,004</text:p>
          </table:table-cell>
          <table:table-cell office:value-type="float" office:value="213.172">
            <text:p>213,172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22.734">
            <text:p>22,734</text:p>
          </table:table-cell>
          <table:table-cell office:value-type="float" office:value="40.766">
            <text:p>40,766</text:p>
          </table:table-cell>
          <table:table-cell office:value-type="float" office:value="78.696">
            <text:p>78,696</text:p>
          </table:table-cell>
          <table:table-cell office:value-type="float" office:value="147.189">
            <text:p>147,189</text:p>
          </table:table-cell>
          <table:table-cell office:value-type="float" office:value="154.018">
            <text:p>154,018</text:p>
          </table:table-cell>
          <table:table-cell office:value-type="float" office:value="72.942">
            <text:p>72,942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4.345">
            <text:p>24,345</text:p>
          </table:table-cell>
          <table:table-cell office:value-type="float" office:value="45.417">
            <text:p>45,417</text:p>
          </table:table-cell>
          <table:table-cell office:value-type="float" office:value="85.044">
            <text:p>85,044</text:p>
          </table:table-cell>
          <table:table-cell office:value-type="float" office:value="170.546">
            <text:p>170,546</text:p>
          </table:table-cell>
          <table:table-cell office:value-type="float" office:value="314.421">
            <text:p>314,421</text:p>
          </table:table-cell>
          <table:table-cell office:value-type="float" office:value="77.18">
            <text:p>77,180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13.551">
            <text:p>13,551</text:p>
          </table:table-cell>
          <table:table-cell office:value-type="float" office:value="24.965">
            <text:p>24,965</text:p>
          </table:table-cell>
          <table:table-cell office:value-type="float" office:value="47.402">
            <text:p>47,402</text:p>
          </table:table-cell>
          <table:table-cell office:value-type="float" office:value="85.046">
            <text:p>85,046</text:p>
          </table:table-cell>
          <table:table-cell office:value-type="float" office:value="216.099">
            <text:p>216,099</text:p>
          </table:table-cell>
          <table:table-cell office:value-type="float" office:value="90.363">
            <text:p>90,363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10.883">
            <text:p>10,883</text:p>
          </table:table-cell>
          <table:table-cell office:value-type="float" office:value="15.053">
            <text:p>15,053</text:p>
          </table:table-cell>
          <table:table-cell office:value-type="float" office:value="33.071">
            <text:p>33,071</text:p>
          </table:table-cell>
          <table:table-cell office:value-type="float" office:value="173.865">
            <text:p>173,865</text:p>
          </table:table-cell>
          <table:table-cell office:value-type="float" office:value="334.873">
            <text:p>334,873</text:p>
          </table:table-cell>
          <table:table-cell office:value-type="float" office:value="257.55">
            <text:p>257,55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31:.B36])" office:value-type="float" office:value="107.903">
            <text:p>107,903</text:p>
          </table:table-cell>
          <table:table-cell table:style-name="ce8" table:formula="of:=SUM([.C31:.C36])" office:value-type="float" office:value="194.534">
            <text:p>194,534</text:p>
          </table:table-cell>
          <table:table-cell table:style-name="ce8" table:formula="of:=SUM([.D31:.D36])" office:value-type="float" office:value="345.909">
            <text:p>345,909</text:p>
          </table:table-cell>
          <table:table-cell table:style-name="ce8" table:formula="of:=SUM([.E31:.E36])" office:value-type="float" office:value="769.864">
            <text:p>769,864</text:p>
          </table:table-cell>
          <table:table-cell table:style-name="ce8" table:formula="of:=SUM([.F31:.F36])" office:value-type="float" office:value="1323.913">
            <text:p>1323,913</text:p>
          </table:table-cell>
          <table:table-cell table:style-name="ce8" table:formula="of:=SUM([.G31:.G36])" office:value-type="float" office:value="789.203">
            <text:p>789,203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30]" office:value-type="float" office:value="100">
            <text:p>100</text:p>
          </table:table-cell>
          <table:table-cell table:style-name="ce8" table:formula="of:=100*[.C30]" office:value-type="float" office:value="200">
            <text:p>200</text:p>
          </table:table-cell>
          <table:table-cell table:style-name="ce8" table:formula="of:=100*[.D30]" office:value-type="float" office:value="400">
            <text:p>400</text:p>
          </table:table-cell>
          <table:table-cell table:style-name="ce8" table:formula="of:=100*[.E30]" office:value-type="float" office:value="800">
            <text:p>800</text:p>
          </table:table-cell>
          <table:table-cell table:style-name="ce8" table:formula="of:=100*[.F30]" office:value-type="float" office:value="1600">
            <text:p>1600</text:p>
          </table:table-cell>
          <table:table-cell table:style-name="ce8" table:formula="of:=100*[.G30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39]/[.B38]" office:value-type="float" office:value="0.926758292169819">
            <text:p>0,927</text:p>
          </table:table-cell>
          <table:table-cell table:style-name="ce9" table:formula="of:=[.C39]/[.C38]" office:value-type="float" office:value="1.02809791604552">
            <text:p>1,028</text:p>
          </table:table-cell>
          <table:table-cell table:style-name="ce9" table:formula="of:=[.D39]/[.D38]" office:value-type="float" office:value="1.15637349707582">
            <text:p>1,156</text:p>
          </table:table-cell>
          <table:table-cell table:style-name="ce9" table:formula="of:=[.E39]/[.E38]" office:value-type="float" office:value="1.03914457618488">
            <text:p>1,039</text:p>
          </table:table-cell>
          <table:table-cell table:style-name="ce9" table:formula="of:=[.F39]/[.F38]" office:value-type="float" office:value="1.20853862753821">
            <text:p>1,209</text:p>
          </table:table-cell>
          <table:table-cell table:style-name="ce9" table:formula="of:=[.G39]/[.G38]" office:value-type="float" office:value="4.0547235628856">
            <text:p>4,055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40:.G40])/6" office:value-type="float" office:value="1.56893941198331">
            <text:p>1,569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GROUP OWNER NAM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9.982">
            <text:p>9,982</text:p>
          </table:table-cell>
          <table:table-cell office:value-type="float" office:value="10.27">
            <text:p>10,270</text:p>
          </table:table-cell>
          <table:table-cell office:value-type="float" office:value="10.54">
            <text:p>10,540</text:p>
          </table:table-cell>
          <table:table-cell office:value-type="float" office:value="18.69">
            <text:p>18,690</text:p>
          </table:table-cell>
          <table:table-cell office:value-type="float" office:value="37.043">
            <text:p>37,043</text:p>
          </table:table-cell>
          <table:table-cell office:value-type="float" office:value="74.139">
            <text:p>74,139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9.842">
            <text:p>9,842</text:p>
          </table:table-cell>
          <table:table-cell office:value-type="float" office:value="10.097">
            <text:p>10,097</text:p>
          </table:table-cell>
          <table:table-cell office:value-type="float" office:value="10.56">
            <text:p>10,560</text:p>
          </table:table-cell>
          <table:table-cell office:value-type="float" office:value="18.44">
            <text:p>18,440</text:p>
          </table:table-cell>
          <table:table-cell office:value-type="float" office:value="36.773">
            <text:p>36,773</text:p>
          </table:table-cell>
          <table:table-cell office:value-type="float" office:value="74.263">
            <text:p>74,263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9.874">
            <text:p>9,874</text:p>
          </table:table-cell>
          <table:table-cell office:value-type="float" office:value="9.983">
            <text:p>9,983</text:p>
          </table:table-cell>
          <table:table-cell office:value-type="float" office:value="10.593">
            <text:p>10,593</text:p>
          </table:table-cell>
          <table:table-cell office:value-type="float" office:value="18.595">
            <text:p>18,595</text:p>
          </table:table-cell>
          <table:table-cell office:value-type="float" office:value="36.788">
            <text:p>36,788</text:p>
          </table:table-cell>
          <table:table-cell office:value-type="float" office:value="74.273">
            <text:p>74,273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9.801">
            <text:p>9,801</text:p>
          </table:table-cell>
          <table:table-cell office:value-type="float" office:value="10.135">
            <text:p>10,135</text:p>
          </table:table-cell>
          <table:table-cell office:value-type="float" office:value="10.474">
            <text:p>10,474</text:p>
          </table:table-cell>
          <table:table-cell office:value-type="float" office:value="18.645">
            <text:p>18,645</text:p>
          </table:table-cell>
          <table:table-cell office:value-type="float" office:value="36.846">
            <text:p>36,846</text:p>
          </table:table-cell>
          <table:table-cell office:value-type="float" office:value="74.298">
            <text:p>74,298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9.83">
            <text:p>9,830</text:p>
          </table:table-cell>
          <table:table-cell office:value-type="float" office:value="10.188">
            <text:p>10,188</text:p>
          </table:table-cell>
          <table:table-cell office:value-type="float" office:value="10.61">
            <text:p>10,610</text:p>
          </table:table-cell>
          <table:table-cell office:value-type="float" office:value="18.655">
            <text:p>18,655</text:p>
          </table:table-cell>
          <table:table-cell office:value-type="float" office:value="36.584">
            <text:p>36,584</text:p>
          </table:table-cell>
          <table:table-cell office:value-type="float" office:value="74.118">
            <text:p>74,11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10.014">
            <text:p>10,014</text:p>
          </table:table-cell>
          <table:table-cell office:value-type="float" office:value="10.053">
            <text:p>10,053</text:p>
          </table:table-cell>
          <table:table-cell office:value-type="float" office:value="10.567">
            <text:p>10,567</text:p>
          </table:table-cell>
          <table:table-cell office:value-type="float" office:value="18.684">
            <text:p>18,684</text:p>
          </table:table-cell>
          <table:table-cell office:value-type="float" office:value="36.928">
            <text:p>36,928</text:p>
          </table:table-cell>
          <table:table-cell office:value-type="float" office:value="74.144">
            <text:p>74,144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45:.B50])" office:value-type="float" office:value="59.343">
            <text:p>59,343</text:p>
          </table:table-cell>
          <table:table-cell table:style-name="ce8" table:formula="of:=SUM([.C45:.C50])" office:value-type="float" office:value="60.726">
            <text:p>60,726</text:p>
          </table:table-cell>
          <table:table-cell table:style-name="ce8" table:formula="of:=SUM([.D45:.D50])" office:value-type="float" office:value="63.344">
            <text:p>63,344</text:p>
          </table:table-cell>
          <table:table-cell table:style-name="ce8" table:formula="of:=SUM([.E45:.E50])" office:value-type="float" office:value="111.709">
            <text:p>111,709</text:p>
          </table:table-cell>
          <table:table-cell table:style-name="ce8" table:formula="of:=SUM([.F45:.F50])" office:value-type="float" office:value="220.962">
            <text:p>220,962</text:p>
          </table:table-cell>
          <table:table-cell table:style-name="ce8" table:formula="of:=SUM([.G45:.G50])" office:value-type="float" office:value="445.235">
            <text:p>445,235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44]" office:value-type="float" office:value="100">
            <text:p>100</text:p>
          </table:table-cell>
          <table:table-cell table:style-name="ce8" table:formula="of:=100*[.C44]" office:value-type="float" office:value="200">
            <text:p>200</text:p>
          </table:table-cell>
          <table:table-cell table:style-name="ce8" table:formula="of:=100*[.D44]" office:value-type="float" office:value="400">
            <text:p>400</text:p>
          </table:table-cell>
          <table:table-cell table:style-name="ce8" table:formula="of:=100*[.E44]" office:value-type="float" office:value="800">
            <text:p>800</text:p>
          </table:table-cell>
          <table:table-cell table:style-name="ce8" table:formula="of:=100*[.F44]" office:value-type="float" office:value="1600">
            <text:p>1600</text:p>
          </table:table-cell>
          <table:table-cell table:style-name="ce8" table:formula="of:=100*[.G44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53]/[.B52]" office:value-type="float" office:value="1.68511871661359">
            <text:p>1,685</text:p>
          </table:table-cell>
          <table:table-cell table:style-name="ce9" table:formula="of:=[.C53]/[.C52]" office:value-type="float" office:value="3.29348219872872">
            <text:p>3,293</text:p>
          </table:table-cell>
          <table:table-cell table:style-name="ce9" table:formula="of:=[.D53]/[.D52]" office:value-type="float" office:value="6.31472594089417">
            <text:p>6,315</text:p>
          </table:table-cell>
          <table:table-cell table:style-name="ce9" table:formula="of:=[.E53]/[.E52]" office:value-type="float" office:value="7.16146416134779">
            <text:p>7,161</text:p>
          </table:table-cell>
          <table:table-cell table:style-name="ce9" table:formula="of:=[.F53]/[.F52]" office:value-type="float" office:value="7.24106407436573">
            <text:p>7,241</text:p>
          </table:table-cell>
          <table:table-cell table:style-name="ce9" table:formula="of:=[.G53]/[.G52]" office:value-type="float" office:value="7.18721574000247">
            <text:p>7,187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54:.G54])/6" office:value-type="float" office:value="5.48051180532541">
            <text:p>5,481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UBJECT DAT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71.384">
            <text:p>71,384</text:p>
          </table:table-cell>
          <table:table-cell office:value-type="float" office:value="142.781">
            <text:p>142,781</text:p>
          </table:table-cell>
          <table:table-cell office:value-type="float" office:value="285.069">
            <text:p>285,069</text:p>
          </table:table-cell>
          <table:table-cell office:value-type="float" office:value="289.137">
            <text:p>289,137</text:p>
          </table:table-cell>
          <table:table-cell office:value-type="float" office:value="326.104">
            <text:p>326,104</text:p>
          </table:table-cell>
          <table:table-cell office:value-type="float" office:value="514.533">
            <text:p>514,533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77.512">
            <text:p>77,512</text:p>
          </table:table-cell>
          <table:table-cell office:value-type="float" office:value="153.199">
            <text:p>153,199</text:p>
          </table:table-cell>
          <table:table-cell office:value-type="float" office:value="310.251">
            <text:p>310,251</text:p>
          </table:table-cell>
          <table:table-cell office:value-type="float" office:value="612.62">
            <text:p>612,620</text:p>
          </table:table-cell>
          <table:table-cell office:value-type="float" office:value="309.605">
            <text:p>309,605</text:p>
          </table:table-cell>
          <table:table-cell office:value-type="float" office:value="516.437">
            <text:p>516,437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67.252">
            <text:p>67,252</text:p>
          </table:table-cell>
          <table:table-cell office:value-type="float" office:value="131.078">
            <text:p>131,078</text:p>
          </table:table-cell>
          <table:table-cell office:value-type="float" office:value="259.374">
            <text:p>259,374</text:p>
          </table:table-cell>
          <table:table-cell office:value-type="float" office:value="248.95">
            <text:p>248,950</text:p>
          </table:table-cell>
          <table:table-cell office:value-type="float" office:value="284.276">
            <text:p>284,276</text:p>
          </table:table-cell>
          <table:table-cell office:value-type="float" office:value="507.756">
            <text:p>507,756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63.676">
            <text:p>63,676</text:p>
          </table:table-cell>
          <table:table-cell office:value-type="float" office:value="127.03">
            <text:p>127,030</text:p>
          </table:table-cell>
          <table:table-cell office:value-type="float" office:value="255.001">
            <text:p>255,001</text:p>
          </table:table-cell>
          <table:table-cell office:value-type="float" office:value="583.418">
            <text:p>583,418</text:p>
          </table:table-cell>
          <table:table-cell office:value-type="float" office:value="263.719">
            <text:p>263,719</text:p>
          </table:table-cell>
          <table:table-cell office:value-type="float" office:value="502.731">
            <text:p>502,731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77.185">
            <text:p>77,185</text:p>
          </table:table-cell>
          <table:table-cell office:value-type="float" office:value="152.296">
            <text:p>152,296</text:p>
          </table:table-cell>
          <table:table-cell office:value-type="float" office:value="305.495">
            <text:p>305,495</text:p>
          </table:table-cell>
          <table:table-cell office:value-type="float" office:value="276.657">
            <text:p>276,657</text:p>
          </table:table-cell>
          <table:table-cell office:value-type="float" office:value="421.538">
            <text:p>421,538</text:p>
          </table:table-cell>
          <table:table-cell office:value-type="float" office:value="544.565">
            <text:p>544,565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77.415">
            <text:p>77,415</text:p>
          </table:table-cell>
          <table:table-cell office:value-type="float" office:value="154.353">
            <text:p>154,353</text:p>
          </table:table-cell>
          <table:table-cell office:value-type="float" office:value="304.4">
            <text:p>304,400</text:p>
          </table:table-cell>
          <table:table-cell office:value-type="float" office:value="312.269">
            <text:p>312,269</text:p>
          </table:table-cell>
          <table:table-cell office:value-type="float" office:value="335.373">
            <text:p>335,373</text:p>
          </table:table-cell>
          <table:table-cell office:value-type="float" office:value="499.46">
            <text:p>499,46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59:.B64])" office:value-type="float" office:value="434.424">
            <text:p>434,424</text:p>
          </table:table-cell>
          <table:table-cell table:style-name="ce8" table:formula="of:=SUM([.C59:.C64])" office:value-type="float" office:value="860.737">
            <text:p>860,737</text:p>
          </table:table-cell>
          <table:table-cell table:style-name="ce8" table:formula="of:=SUM([.D59:.D64])" office:value-type="float" office:value="1719.59">
            <text:p>1719,59</text:p>
          </table:table-cell>
          <table:table-cell table:style-name="ce8" table:formula="of:=SUM([.E59:.E64])" office:value-type="float" office:value="2323.051">
            <text:p>2323,051</text:p>
          </table:table-cell>
          <table:table-cell table:style-name="ce8" table:formula="of:=SUM([.F59:.F64])" office:value-type="float" office:value="1940.615">
            <text:p>1940,615</text:p>
          </table:table-cell>
          <table:table-cell table:style-name="ce8" table:formula="of:=SUM([.G59:.G64])" office:value-type="float" office:value="3085.482">
            <text:p>3085,482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58]" office:value-type="float" office:value="100">
            <text:p>100</text:p>
          </table:table-cell>
          <table:table-cell table:style-name="ce8" table:formula="of:=100*[.C58]" office:value-type="float" office:value="200">
            <text:p>200</text:p>
          </table:table-cell>
          <table:table-cell table:style-name="ce8" table:formula="of:=100*[.D58]" office:value-type="float" office:value="400">
            <text:p>400</text:p>
          </table:table-cell>
          <table:table-cell table:style-name="ce8" table:formula="of:=100*[.E58]" office:value-type="float" office:value="800">
            <text:p>800</text:p>
          </table:table-cell>
          <table:table-cell table:style-name="ce8" table:formula="of:=100*[.F58]" office:value-type="float" office:value="1600">
            <text:p>1600</text:p>
          </table:table-cell>
          <table:table-cell table:style-name="ce8" table:formula="of:=100*[.G58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67]/[.B66]" office:value-type="float" office:value="0.23018986059702">
            <text:p>0,230</text:p>
          </table:table-cell>
          <table:table-cell table:style-name="ce9" table:formula="of:=[.C67]/[.C66]" office:value-type="float" office:value="0.232359013264214">
            <text:p>0,232</text:p>
          </table:table-cell>
          <table:table-cell table:style-name="ce9" table:formula="of:=[.D67]/[.D66]" office:value-type="float" office:value="0.23261358812275">
            <text:p>0,233</text:p>
          </table:table-cell>
          <table:table-cell table:style-name="ce9" table:formula="of:=[.E67]/[.E66]" office:value-type="float" office:value="0.344374703783946">
            <text:p>0,344</text:p>
          </table:table-cell>
          <table:table-cell table:style-name="ce9" table:formula="of:=[.F67]/[.F66]" office:value-type="float" office:value="0.82448089909642">
            <text:p>0,824</text:p>
          </table:table-cell>
          <table:table-cell table:style-name="ce9" table:formula="of:=[.G67]/[.G66]" office:value-type="float" office:value="1.03711510875772">
            <text:p>1,037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68:.G68])/6" office:value-type="float" office:value="0.483522195603679">
            <text:p>0,484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UBJECT DATE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23.838">
            <text:p>23,838</text:p>
          </table:table-cell>
          <table:table-cell office:value-type="float" office:value="46.576">
            <text:p>46,576</text:p>
          </table:table-cell>
          <table:table-cell office:value-type="float" office:value="79.683">
            <text:p>79,683</text:p>
          </table:table-cell>
          <table:table-cell office:value-type="float" office:value="164.555">
            <text:p>164,555</text:p>
          </table:table-cell>
          <table:table-cell office:value-type="float" office:value="377.099">
            <text:p>377,099</text:p>
          </table:table-cell>
          <table:table-cell office:value-type="float" office:value="750.3">
            <text:p>750,300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23.986">
            <text:p>23,986</text:p>
          </table:table-cell>
          <table:table-cell office:value-type="float" office:value="45.848">
            <text:p>45,848</text:p>
          </table:table-cell>
          <table:table-cell office:value-type="float" office:value="80.633">
            <text:p>80,633</text:p>
          </table:table-cell>
          <table:table-cell office:value-type="float" office:value="163.885">
            <text:p>163,885</text:p>
          </table:table-cell>
          <table:table-cell office:value-type="float" office:value="370.58">
            <text:p>370,580</text:p>
          </table:table-cell>
          <table:table-cell office:value-type="float" office:value="741.146">
            <text:p>741,146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24.106">
            <text:p>24,106</text:p>
          </table:table-cell>
          <table:table-cell office:value-type="float" office:value="47.103">
            <text:p>47,103</text:p>
          </table:table-cell>
          <table:table-cell office:value-type="float" office:value="81.729">
            <text:p>81,729</text:p>
          </table:table-cell>
          <table:table-cell office:value-type="float" office:value="163.811">
            <text:p>163,811</text:p>
          </table:table-cell>
          <table:table-cell office:value-type="float" office:value="380.236">
            <text:p>380,236</text:p>
          </table:table-cell>
          <table:table-cell office:value-type="float" office:value="750.644">
            <text:p>750,644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3.833">
            <text:p>23,833</text:p>
          </table:table-cell>
          <table:table-cell office:value-type="float" office:value="46.017">
            <text:p>46,017</text:p>
          </table:table-cell>
          <table:table-cell office:value-type="float" office:value="80.881">
            <text:p>80,881</text:p>
          </table:table-cell>
          <table:table-cell office:value-type="float" office:value="161.382">
            <text:p>161,382</text:p>
          </table:table-cell>
          <table:table-cell office:value-type="float" office:value="362.714">
            <text:p>362,714</text:p>
          </table:table-cell>
          <table:table-cell office:value-type="float" office:value="734.929">
            <text:p>734,929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23.975">
            <text:p>23,975</text:p>
          </table:table-cell>
          <table:table-cell office:value-type="float" office:value="44.608">
            <text:p>44,608</text:p>
          </table:table-cell>
          <table:table-cell office:value-type="float" office:value="79.454">
            <text:p>79,454</text:p>
          </table:table-cell>
          <table:table-cell office:value-type="float" office:value="165.037">
            <text:p>165,037</text:p>
          </table:table-cell>
          <table:table-cell office:value-type="float" office:value="375.751">
            <text:p>375,751</text:p>
          </table:table-cell>
          <table:table-cell office:value-type="float" office:value="740.531">
            <text:p>740,531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23.935">
            <text:p>23,935</text:p>
          </table:table-cell>
          <table:table-cell office:value-type="float" office:value="43.884">
            <text:p>43,884</text:p>
          </table:table-cell>
          <table:table-cell office:value-type="float" office:value="81.789">
            <text:p>81,789</text:p>
          </table:table-cell>
          <table:table-cell office:value-type="float" office:value="164.219">
            <text:p>164,219</text:p>
          </table:table-cell>
          <table:table-cell office:value-type="float" office:value="373.357">
            <text:p>373,357</text:p>
          </table:table-cell>
          <table:table-cell office:value-type="float" office:value="802.685">
            <text:p>802,685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1">
          <table:table-cell office:value-type="string">
            <text:p>s</text:p>
          </table:table-cell>
          <table:table-cell table:style-name="ce8" table:formula="of:=SUM([.B73:.B78])" office:value-type="float" office:value="143.673">
            <text:p>143,673</text:p>
          </table:table-cell>
          <table:table-cell table:style-name="ce8" table:formula="of:=SUM([.C73:.C78])" office:value-type="float" office:value="274.036">
            <text:p>274,036</text:p>
          </table:table-cell>
          <table:table-cell table:style-name="ce8" table:formula="of:=SUM([.D73:.D78])" office:value-type="float" office:value="484.169">
            <text:p>484,169</text:p>
          </table:table-cell>
          <table:table-cell table:style-name="ce8" table:formula="of:=SUM([.E73:.E78])" office:value-type="float" office:value="982.889">
            <text:p>982,889</text:p>
          </table:table-cell>
          <table:table-cell table:style-name="ce8" table:formula="of:=SUM([.F73:.F78])" office:value-type="float" office:value="2239.737">
            <text:p>2239,737</text:p>
          </table:table-cell>
          <table:table-cell table:style-name="ce8" table:formula="of:=SUM([.G73:.G78])" office:value-type="float" office:value="4520.235">
            <text:p>4520,235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72]" office:value-type="float" office:value="100">
            <text:p>100</text:p>
          </table:table-cell>
          <table:table-cell table:style-name="ce8" table:formula="of:=100*[.C72]" office:value-type="float" office:value="200">
            <text:p>200</text:p>
          </table:table-cell>
          <table:table-cell table:style-name="ce8" table:formula="of:=100*[.D72]" office:value-type="float" office:value="400">
            <text:p>400</text:p>
          </table:table-cell>
          <table:table-cell table:style-name="ce8" table:formula="of:=100*[.E72]" office:value-type="float" office:value="800">
            <text:p>800</text:p>
          </table:table-cell>
          <table:table-cell table:style-name="ce8" table:formula="of:=100*[.F72]" office:value-type="float" office:value="1600">
            <text:p>1600</text:p>
          </table:table-cell>
          <table:table-cell table:style-name="ce8" table:formula="of:=100*[.G7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81]/[.B80]" office:value-type="float" office:value="0.696025001218044">
            <text:p>0,696</text:p>
          </table:table-cell>
          <table:table-cell table:style-name="ce9" table:formula="of:=[.C81]/[.C80]" office:value-type="float" office:value="0.729831117079508">
            <text:p>0,730</text:p>
          </table:table-cell>
          <table:table-cell table:style-name="ce9" table:formula="of:=[.D81]/[.D80]" office:value-type="float" office:value="0.826157808533797">
            <text:p>0,826</text:p>
          </table:table-cell>
          <table:table-cell table:style-name="ce9" table:formula="of:=[.E81]/[.E80]" office:value-type="float" office:value="0.813927106723139">
            <text:p>0,814</text:p>
          </table:table-cell>
          <table:table-cell table:style-name="ce9" table:formula="of:=[.F81]/[.F80]" office:value-type="float" office:value="0.714369588929414">
            <text:p>0,714</text:p>
          </table:table-cell>
          <table:table-cell table:style-name="ce9" table:formula="of:=[.G81]/[.G80]" office:value-type="float" office:value="0.707927795789378">
            <text:p>0,708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82:.G82])/6" office:value-type="float" office:value="0.74803973637888">
            <text:p>0,748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3" number:min-integer-digits="3"/>
    </number:number-style>
    <number:number-style style:name="N110">
      <number:number number:decimal-places="0" number:min-integer-digits="6">
        <number:embedded-text number:position="3">.</number:embedded-text>
      </number:number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.00.0000</text:date>, <text:time style:data-style-name="N2" text:time-value="0000-00-00T12:20:2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05:09</meta:creation-date>
    <dc:date>2013-05-15T12:24:08</dc:date>
    <meta:editing-duration>PT2H5M46S</meta:editing-duration>
    <meta:editing-cycles>21</meta:editing-cycles>
    <meta:generator>LibreOffice/3.6$Linux_X86_64 LibreOffice_project/360m1$Build-3</meta:generator>
    <meta:document-statistic meta:table-count="1" meta:cell-count="444" meta:object-count="0"/>
  </office:meta>
</office:document-meta>
</file>